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text:span text:style-name="T3"/></text:p>
      <text:p text:style-name="P3"><text:span text:style-name="T4">Experiment(23):-</text:span><text:span text:style-name="T5"/></text:p>
      <text:p text:style-name="P3"><text:span text:style-name="T6">Aim:-</text:span></text:p>
      <text:p text:style-name="P3"><text:span text:style-name="T7">WLAN using cisco packet tracer</text:span></text:p>
      <text:p text:style-name="P3"><text:span text:style-name="T8">Requirements:-</text:span></text:p>
      <text:p text:style-name="P3"><text:span text:style-name="T9">1acces-part,2mobile,2tab.</text:span></text:p>
      <text:p text:style-name="P3"><text:span text:style-name="T10">Algorithm:-</text:span><text:span text:style-name="T11"/></text:p>
      <text:p text:style-name="P3"><text:span text:style-name="T11">step1:-take all requirements 1acces-part,2mobile,2tab.</text:span></text:p>
      <text:p text:style-name="P3"><text:span text:style-name="T11">step2:-now go to acces-part and its own login id and passport</text:span></text:p>
      <text:p text:style-name="P3"><text:span text:style-name="T11">step3:-connect the acces-part to all requrements</text:span></text:p>
      <text:p text:style-name="P3"><text:span text:style-name="T11">step4:-by assign the correct value to all.</text:span></text:p>
      <text:p text:style-name="P3"><text:span text:style-name="T11">step5:-assign the acces-part to all</text:span></text:p>
      <text:p text:style-name="P4"><draw:frame text:anchor-type="as-char" svg:width="152.40mm" svg:height="85.73mm" style:rel-width="scale" style:rel-height="scale"><draw:object-ole xlink:href="OleObj1"/><draw:image xlink:href="ObjectReplacements/OleObj1"/></draw:frame><text:span text:style-name="T11"/></text:p>
      <text:p text:style-name="P4"><draw:frame text:anchor-type="as-char" svg:width="152.40mm" svg:height="85.73mm" style:rel-width="scale" style:rel-height="scale"><draw:object-ole xlink:href="OleObj2"/><draw:image xlink:href="ObjectReplacements/OleObj2"/></draw:frame><text:span text:style-name="T11"/></text:p>
      <text:p text:style-name="P4"><text:span text:style-name="T11"/></text:p>
      <text:p text:style-name="P5"><text:span text:style-name="T11"/></text:p>
      <text:p text:style-name="P6"><text:span text:style-name="T11"/></text:p>
      <text:p text:style-name="P7"><text:span text:style-name="T11"/></text:p>
      <text:p text:style-name="P8"><text:span text:style-name="T11"/></text:p>
      <text:p text:style-name="P9"><text:span text:style-name="T11"/></text:p>
      <text:p text:style-name="P9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